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11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1"/>
        <table:table-row table:style-name="ro1" table:number-rows-repeated="4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Usuario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L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IdUsr</text:p>
          </table:table-cell>
          <table:table-cell office:value-type="string" calcext:value-type="string">
            <text:p>Ent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ero con el que se identificara los registros de usuario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mbre de Usuar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mbre de Usuario asociado a la cuenta.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ombre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mbres del usuario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ellido P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ellido paterno del usuario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ellidoM</text:p>
          </table:table-cell>
          <table:table-cell office:value-type="string" calcext:value-type="string">
            <text:p>Apm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ellido materno del usuario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rreo del usuario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aseña</text:p>
          </table:table-cell>
          <table:table-cell office:value-type="string" calcext:value-type="string">
            <text:p>Psw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raseña del usuario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nt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 de Cuenta.</text:p>
          </table:table-cell>
        </table:table-row>
        <table:table-row table:style-name="ro1"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idPerfil</text:p>
          </table:table-cell>
          <table:table-cell office:value-type="string" calcext:value-type="string">
            <text:p>idPer</text:p>
          </table:table-cell>
          <table:table-cell office:value-type="string" calcext:value-type="string">
            <text:p>Ent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entificador del perfil asociado a este usuario.</text:p>
          </table:table-cell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proyecto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L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idProy</text:p>
          </table:table-cell>
          <table:table-cell office:value-type="string" calcext:value-type="string">
            <text:p>Ent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ero con el que se identificara al proyecto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centaje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Numeri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 de avance del proyecto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ombr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bre del proyec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to Requerido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Numeric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to requerid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o de Inversion</text:p>
          </table:table-cell>
          <table:table-cell office:value-type="string" calcext:value-type="string">
            <text:p>Inv</text:p>
          </table:table-cell>
          <table:table-cell office:value-type="string" calcext:value-type="string">
            <text:p>Numeri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ersion mini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o de Financiamiento</text:p>
          </table:table-cell>
          <table:table-cell office:value-type="string" calcext:value-type="string">
            <text:p>Fina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po de financiamien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o de Proyecto </text:p>
          </table:table-cell>
          <table:table-cell office:value-type="string" calcext:value-type="string">
            <text:p>TipPro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po de Proyecto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ctor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po de Sec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zo</text:p>
          </table:table-cell>
          <table:table-cell office:value-type="string" calcext:value-type="string">
            <text:p>plazo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empo de duracion del proec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za Anual</text:p>
          </table:table-cell>
          <table:table-cell office:value-type="string" calcext:value-type="string">
            <text:p>Taza</text:p>
          </table:table-cell>
          <table:table-cell office:value-type="string" calcext:value-type="string">
            <text:p>Numeri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centaje de rendimiento del proyec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cripcion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scripcion del proy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titud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ordenada de latitud de la ub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ngitud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ordenada de longitud de la ubicación</text:p>
          </table:table-cell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perfil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L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idPer</text:p>
          </table:table-cell>
          <table:table-cell office:value-type="string" calcext:value-type="string">
            <text:p>Ent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ero con el que se identificara al perf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o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Ent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mero telefonico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lav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ave interanca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C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FC del usu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E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bicacion de la 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robante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bicacion del comprobante de domicil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ado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bicación del estado de cuenta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lle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mbre de la cal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erior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Ent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ero exteri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ior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Ent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ero interi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on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l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nt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digo Postal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mbre del pais</text:p>
          </table:table-cell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Admin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L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idAdmin</text:p>
          </table:table-cell>
          <table:table-cell office:value-type="string" calcext:value-type="string">
            <text:p>Ent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ero con el que se identifica el administrad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uario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mbre de administrad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aseña</text:p>
          </table:table-cell>
          <table:table-cell office:value-type="string" calcext:value-type="string">
            <text:p>Psw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raseña del adminisrad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nt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 de Cuenta.</text:p>
          </table:table-cell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Images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L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idProy</text:p>
          </table:table-cell>
          <table:table-cell office:value-type="string" calcext:value-type="string">
            <text:p>Ent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ero con el que se identifica el proyec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agen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bicación de la imagen de proyec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04:12.882812054</meta:creation-date>
    <dc:date>2017-06-19T16:18:12.263405506</dc:date>
    <meta:editing-duration>PT15M16S</meta:editing-duration>
    <meta:editing-cycles>2</meta:editing-cycles>
    <meta:generator>LibreOffice/5.1.6.2$Linux_X86_64 LibreOffice_project/10m0$Build-2</meta:generator>
    <meta:document-statistic meta:table-count="1" meta:cell-count="246" meta:object-count="0"/>
  </office:meta>
</office:document-meta>
</file>